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382cm" svg:height="1.016cm" svg:x="9.906cm" svg:y="1.016cm">
          <draw:text-box>
            <text:p text:style-name="P1">Mouse Model of Seizures</text:p>
          </draw:text-box>
        </draw:frame>
        <draw:frame draw:style-name="gr2" draw:text-style-name="P2" draw:layer="layout" svg:width="5.588cm" svg:height="1.673cm" svg:x="0cm" svg:y="5.164cm">
          <draw:text-box>
            <text:p text:style-name="P1">Seizure Scores</text:p>
          </draw:text-box>
        </draw:frame>
        <draw:frame draw:style-name="gr1" draw:text-style-name="P2" draw:layer="layout" svg:width="5.019cm" svg:height="1.016cm" svg:x="5.745cm" svg:y="5.164cm">
          <draw:text-box>
            <text:p text:style-name="P1">AChE data</text:p>
          </draw:text-box>
        </draw:frame>
        <draw:frame draw:style-name="gr1" draw:text-style-name="P2" draw:layer="layout" svg:width="5.02cm" svg:height="1.016cm" svg:x="11.489cm" svg:y="5.164cm">
          <draw:text-box>
            <text:p text:style-name="P1">Histology</text:p>
          </draw:text-box>
        </draw:frame>
        <draw:frame draw:style-name="gr1" draw:text-style-name="P2" draw:layer="layout" svg:width="5.02cm" svg:height="1.016cm" svg:x="17.234cm" svg:y="5.164cm">
          <draw:text-box>
            <text:p text:style-name="P1">EEG data</text:p>
          </draw:text-box>
        </draw:frame>
        <draw:frame draw:style-name="gr1" draw:text-style-name="P2" draw:layer="layout" svg:width="5.019cm" svg:height="1.016cm" svg:x="22.981cm" svg:y="5.164cm">
          <draw:text-box>
            <text:p text:style-name="P1">Behavior</text:p>
          </draw:text-box>
        </draw:frame>
        <draw:g>
          <draw:frame draw:style-name="gr1" draw:text-style-name="P2" draw:layer="layout" svg:width="4.972cm" svg:height="1.016cm" svg:x="0cm" svg:y="9.757cm">
            <draw:text-box>
              <text:p text:style-name="P1">Onset</text:p>
            </draw:text-box>
          </draw:frame>
          <draw:frame draw:style-name="gr1" draw:text-style-name="P2" draw:layer="layout" svg:width="4.972cm" svg:height="1.016cm" svg:x="0cm" svg:y="10.646cm">
            <draw:text-box>
              <text:p text:style-name="P1">Severity</text:p>
            </draw:text-box>
          </draw:frame>
          <draw:frame draw:style-name="gr1" draw:text-style-name="P2" draw:layer="layout" svg:width="4.972cm" svg:height="1.016cm" svg:x="0cm" svg:y="11.535cm">
            <draw:text-box>
              <text:p text:style-name="P1">Duration</text:p>
            </draw:text-box>
          </draw:frame>
        </draw:g>
        <draw:g>
          <draw:frame draw:style-name="gr1" draw:text-style-name="P2" draw:layer="layout" svg:width="4.971cm" svg:height="1.016cm" svg:x="5.677cm" svg:y="10.138cm">
            <draw:text-box>
              <text:p text:style-name="P1">AChE</text:p>
            </draw:text-box>
          </draw:frame>
          <draw:frame draw:style-name="gr1" draw:text-style-name="P2" draw:layer="layout" svg:width="4.971cm" svg:height="1.016cm" svg:x="5.677cm" svg:y="11.154cm">
            <draw:text-box>
              <text:p text:style-name="P1">BChE</text:p>
            </draw:text-box>
          </draw:frame>
        </draw:g>
        <draw:g>
          <draw:frame draw:style-name="gr1" draw:text-style-name="P2" draw:layer="layout" svg:width="4.972cm" svg:height="1.016cm" svg:x="11.252cm" svg:y="10.184cm">
            <draw:text-box>
              <text:p text:style-name="P1">FJC</text:p>
            </draw:text-box>
          </draw:frame>
          <draw:frame draw:style-name="gr1" draw:text-style-name="P2" draw:layer="layout" svg:width="4.972cm" svg:height="1.016cm" svg:x="11.252cm" svg:y="10.946cm">
            <draw:text-box>
              <text:p text:style-name="P1">GFAP</text:p>
            </draw:text-box>
          </draw:frame>
          <draw:frame draw:style-name="gr1" draw:text-style-name="P2" draw:layer="layout" svg:width="4.972cm" svg:height="1.016cm" svg:x="11.252cm" svg:y="11.708cm">
            <draw:text-box>
              <text:p text:style-name="P1">IBA1</text:p>
            </draw:text-box>
          </draw:frame>
        </draw:g>
        <draw:g>
          <draw:frame draw:style-name="gr2" draw:text-style-name="P2" draw:layer="layout" svg:width="4.972cm" svg:height="1.673cm" svg:x="23.028cm" svg:y="9.981cm">
            <draw:text-box>
              <text:p text:style-name="P1">Fear Conditioning</text:p>
            </draw:text-box>
          </draw:frame>
          <draw:frame draw:style-name="gr2" draw:text-style-name="P2" draw:layer="layout" svg:width="4.972cm" svg:height="1.673cm" svg:x="23.028cm" svg:y="11.654cm">
            <draw:text-box>
              <text:p text:style-name="P1">Novel Object Recognition</text:p>
            </draw:text-box>
          </draw:frame>
        </draw:g>
        <draw:g>
          <draw:frame draw:style-name="gr2" draw:text-style-name="P2" draw:layer="layout" svg:width="5.295cm" svg:height="1.673cm" svg:x="17.029cm" svg:y="10.999cm">
            <draw:text-box>
              <text:p text:style-name="P1">Amplitude/RMS</text:p>
            </draw:text-box>
          </draw:frame>
          <draw:frame draw:style-name="gr1" draw:text-style-name="P2" draw:layer="layout" svg:width="4.972cm" svg:height="1.016cm" svg:x="17.029cm" svg:y="10.237cm">
            <draw:text-box>
              <text:p text:style-name="P1">Spikes/s</text:p>
            </draw:text-box>
          </draw:frame>
        </draw:g>
        <draw:line draw:style-name="gr3" draw:text-style-name="P3" draw:layer="layout" svg:x1="13.462cm" svg:y1="2.286cm" svg:x2="13.462cm" svg:y2="5.08cm">
          <text:p/>
        </draw:line>
        <draw:line draw:style-name="gr3" draw:text-style-name="P3" draw:layer="layout" svg:x1="13.208cm" svg:y1="2.286cm" svg:x2="3.302cm" svg:y2="5.08cm">
          <text:p/>
        </draw:line>
        <draw:line draw:style-name="gr3" draw:text-style-name="P3" draw:layer="layout" svg:x1="13.208cm" svg:y1="2.54cm" svg:x2="8.636cm" svg:y2="5.164cm">
          <text:p/>
        </draw:line>
        <draw:line draw:style-name="gr3" draw:text-style-name="P3" draw:layer="layout" svg:x1="13.716cm" svg:y1="2.286cm" svg:x2="25.4cm" svg:y2="5.164cm">
          <text:p/>
        </draw:line>
        <draw:line draw:style-name="gr3" draw:text-style-name="P3" draw:layer="layout" svg:x1="13.716cm" svg:y1="2.54cm" svg:x2="19.304cm" svg:y2="5.164cm">
          <text:p/>
        </draw:line>
        <draw:line draw:style-name="gr3" draw:text-style-name="P3" draw:layer="layout" svg:x1="13.716cm" svg:y1="6.18cm" svg:x2="13.716cm" svg:y2="9.884cm">
          <text:p/>
        </draw:line>
        <draw:line draw:style-name="gr3" draw:text-style-name="P3" draw:layer="layout" svg:x1="8.128cm" svg:y1="6.202cm" svg:x2="8.128cm" svg:y2="9.906cm">
          <text:p/>
        </draw:line>
        <draw:line draw:style-name="gr3" draw:text-style-name="P3" draw:layer="layout" svg:x1="2.54cm" svg:y1="6.18cm" svg:x2="2.54cm" svg:y2="9.884cm">
          <text:p/>
        </draw:line>
        <draw:line draw:style-name="gr3" draw:text-style-name="P3" draw:layer="layout" svg:x1="19.558cm" svg:y1="6.233cm" svg:x2="19.558cm" svg:y2="9.937cm">
          <text:p/>
        </draw:line>
        <draw:line draw:style-name="gr3" draw:text-style-name="P3" draw:layer="layout" svg:x1="25.654cm" svg:y1="6.096cm" svg:x2="25.654cm" svg:y2="9.8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4T22:16:45.092803850</meta:creation-date>
    <dc:date>2020-05-14T22:42:30.324781338</dc:date>
    <meta:editing-duration>PT12M</meta:editing-duration>
    <meta:editing-cycles>2</meta:editing-cycles>
    <meta:generator>LibreOffice/6.4.3.2$Linux_X86_64 LibreOffice_project/40$Build-2</meta:generator>
    <meta:document-statistic meta:object-count="56"/>
  </office:meta>
</office:document-meta>
</file>